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11" style:family="paragraph" style:parent-style-name="Standard">
      <style:paragraph-properties fo:margin-left="2.501cm" fo:margin-right="0cm" fo:text-indent="0cm" style:auto-text-indent="false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Wingdings" fo:font-weight="normal" style:font-name-asian="Wingdings" style:font-weight-asian="normal" style:font-name-complex="Wingdings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old Award</text:h>
      <text:p text:style-name="P1">Craggy Island Achievement Award in Climbing Skills</text:p>
      <text:p text:style-name="Horizontal_20_Line"/>
      <text:p text:style-name="P1">Child's Name:</text:p>
      <text:p text:style-name="P1">Age:</text:p>
      <text:p text:style-name="P1">Kids Club:</text:p>
      <text:p text:style-name="Horizontal_20_Line"/>
      <text:p text:style-name="P1">I am: A technical climber</text:p>
      <text:p text:style-name="P1">Aim: Become a shining example to all climbers</text:p>
      <text:p text:style-name="Horizontal_20_Line"/>
      <text:p text:style-name="Standard"><text:span text:style-name="T1">Good Behaviour Log:</text:span> <text:span text:style-name="T2"></text:span></text:p>
      <text:p text:style-name="P5">Six boxes for instructors' initials</text:p>
      <text:p text:style-name="Standard"/>
      <text:p text:style-name="P1">Maintain Trust, Bronze and Silver Award Skills</text:p>
      <text:p text:style-name="P7">Trust:</text:p>
      <text:p text:style-name="P13">Trustworthy</text:p>
      <text:p text:style-name="P8">Bronze:</text:p>
      <text:p text:style-name="P13">Perfect knots</text:p>
      <text:p text:style-name="P13">Good belaying</text:p>
      <text:p text:style-name="P13">Check partner</text:p>
      <text:p text:style-name="P13">Good communication with partner</text:p>
      <text:p text:style-name="P8">Silver:</text:p>
      <text:p text:style-name="P14">technical</text:p>
      <text:p text:style-name="P5">Leave this till last</text:p>
      <text:p text:style-name="Standard"/>
      <text:p text:style-name="P1">Demonstrate Safety Checks on Harness, Helmet, Belay Device, Karabiner, Rope</text:p>
      <text:p text:style-name="P6">Trust - checking set up?</text:p>
      <text:p text:style-name="P6">Silver - checking integrity of equipment</text:p>
      <text:p text:style-name="P6">Check for signs of damage</text:p>
      <text:p text:style-name="Standard"/>
      <text:p text:style-name="P1">Abseiling</text:p>
      <text:p text:style-name="P7">Do an abseil</text:p>
      <text:p text:style-name="P14">Set-up your own Figure-8 Descender</text:p>
      <text:p text:style-name="P7">Learn about prussiks</text:p>
      <text:p text:style-name="P14">Tie a double fisherman's bend</text:p>
      <text:p text:style-name="P14">Create a prussik loop</text:p>
      <text:p text:style-name="P14">Create a French prussik</text:p>
      <text:p text:style-name="P8">Do an abseil using a prussik</text:p>
      <text:p text:style-name="P14">Set-up your own Figure-8 Descender and Prussik</text:p>
      <text:p text:style-name="P6">Practice skills at ground level</text:p>
      <text:p text:style-name="Standard"/>
      <text:p text:style-name="P1">Learn about Route Grading</text:p>
      <text:p text:style-name="P5">French Sport Climbing Grades - 3, 4, 5, 6a, 6b, ...</text:p>
      <text:p text:style-name="P5">Font Bouldering Grades - V0, V1</text:p>
      <text:p text:style-name="P5">English Adjectival Grades - Diff, VDiff, HVS</text:p>
      <text:p text:style-name="Standard"/>
      <text:p text:style-name="P1">Explain importance of warming up / cooling down</text:p>
      <text:p text:style-name="Standard">[lead warm up with friend]</text:p>
      <text:p text:style-name="Standard">no stretching</text:p>
      <text:p text:style-name="Standard"><text:soft-page-break/>structure of session</text:p>
      <text:p text:style-name="Standard">easy warm up climb / traverse</text:p>
      <text:p text:style-name="Standard"/>
      <text:p text:style-name="P1">Advanced Knots:</text:p>
      <text:p text:style-name="P7">Clove Hitch</text:p>
      <text:p text:style-name="P7">Italian Hitch</text:p>
      <text:p text:style-name="P12">To Belay</text:p>
      <text:p text:style-name="P12">Abseil set-up</text:p>
      <text:p text:style-name="P7">Bowline</text:p>
      <text:p text:style-name="P7">Alpine Butterfly</text:p>
      <text:p text:style-name="P5">Learn how to tie them</text:p>
      <text:p text:style-name="P5">Learn why we use them</text:p>
      <text:p text:style-name="P5"/>
      <text:p text:style-name="P1">Set a Climbing Route</text:p>
      <text:p text:style-name="P6">On a top rope, use tape to mark route</text:p>
      <text:p text:style-name="P6">Climb it and give it a grade</text:p>
      <text:p text:style-name="P6">Get others to test it</text:p>
      <text:p text:style-name="P6">Clean up afterwards</text:p>
      <text:p text:style-name="Standard"/>
      <text:p text:style-name="P1">Research a Professional Climber:</text:p>
      <text:p text:style-name="P7">Name, Age, Sponsors, Awards</text:p>
      <text:p text:style-name="P7">Find some videos of them climbing</text:p>
      <text:p text:style-name="P7">Do a climb in the style of that person</text:p>
      <text:p text:style-name="Standard"/>
      <text:p text:style-name="P1">Log your climbs and their grade</text:p>
      <text:p text:style-name="P5">Best climbs</text:p>
      <text:p text:style-name="P5">Favourites</text:p>
      <text:p text:style-name="P5">Try others' favourites</text:p>
      <text:p text:style-name="P5">Put favourites on the noticeboard</text:p>
      <text:p text:style-name="Standard"/>
      <text:p text:style-name="Standard">boulder league - Craghoppers / gold / silver</text:p>
      <text:p text:style-name="Standard">climbing league - Craghoppers / gold / silver</text:p>
      <text:p text:style-name="Standard"/>
      <text:p text:style-name="P1">Personal Training</text:p>
      <text:p text:style-name="P6">Stamina</text:p>
      <text:p text:style-name="P6">Power</text:p>
      <text:p text:style-name="P6">Flexibility</text:p>
      <text:p text:style-name="P6">Balance</text:p>
      <text:p text:style-name="P6">Recovery</text:p>
      <text:p text:style-name="P6">Core stability</text:p>
      <text:p text:style-name="P6">Ability to read a route</text:p>
      <text:p text:style-name="P6">Overhangs/steep ground</text:p>
      <text:p text:style-name="Standard"/>
      <text:p text:style-name="Standard"/>
      <text:p text:style-name="P3">Assist your instructor with running a kids club session:</text:p>
      <text:p text:style-name="P9"><text:span text:style-name="T1">Help novices kit up</text:span> []</text:p>
      <text:p text:style-name="P16">teach, don't <text:span text:style-name="T1">do</text:span></text:p>
      <text:p text:style-name="P10"><text:span text:style-name="T1">Choose climbs for the group</text:span> []</text:p>
      <text:p text:style-name="P15">get opinions after</text:p>
      <text:p text:style-name="P10"><text:span text:style-name="T1">Lead games for others </text:span>[]</text:p>
      <text:p text:style-name="P10"><text:span text:style-name="T1">Lead warm up for others</text:span> []</text:p>
      <text:p text:style-name="P10"><text:span text:style-name="T1">Create boulders for others</text:span> []</text:p>
      <text:p text:style-name="P8"><text:soft-page-break/>Teach a technique to another climber</text:p>
      <text:p text:style-name="Standard"/>
      <text:p text:style-name="Standard">5+ challenge</text:p>
      <text:p text:style-name="Standard">6a challenge</text:p>
      <text:p text:style-name="Standard">across all kids club / Craghoppers</text:p>
      <text:p text:style-name="Standard"/>
      <text:p text:style-name="Standard"/>
      <text:p text:style-name="Standard">second a lead climb []</text:p>
      <text:p text:style-name="Standard">ascend a fixed line []</text:p>
      <text:p text:style-name="Standard"/>
      <text:p text:style-name="P1"/>
      <text:p text:style-name="P1">Advanced Techniques: Learn, Understand, Demonstrate:</text:p>
      <text:p text:style-name="P7">Hand:</text:p>
      <text:p text:style-name="P12">Gaston</text:p>
      <text:p text:style-name="P12">Side-pull</text:p>
      <text:p text:style-name="P12">Undercut</text:p>
      <text:p text:style-name="P7">Feet:</text:p>
      <text:p text:style-name="P12">Frogging</text:p>
      <text:p text:style-name="P12">Body:</text:p>
      <text:p text:style-name="P12">Drop-Knee</text:p>
      <text:p text:style-name="P12">Dyno</text:p>
      <text:p text:style-name="P7">Jamming:</text:p>
      <text:p text:style-name="P12">Fist Jam</text:p>
      <text:p text:style-name="P12">Foot Jam</text:p>
      <text:p text:style-name="P12">Hand Jam</text:p>
      <text:p text:style-name="P12">Knee Bar</text:p>
      <text:p text:style-name="P5">Demonstrate techniques on climbs</text:p>
      <text:p text:style-name="Standard"/>
      <text:p text:style-name="P1">Complete 10 climbs at your best grade on Silver</text:p>
      <text:p text:style-name="P1">Complete 10 climbs at your best grade on Silver</text:p>
      <text:p text:style-name="P1">Complete 10 climbs at a harder grade (log the grade too)</text:p>
      <text:p text:style-name="P1">Complete 10 climbs at a harder grade (log the grade too)</text:p>
      <text:p text:style-name="P1"/>
      <text:p text:style-name="P1">Complete 10 Boulder Problems (on a single colour)</text:p>
      <text:p text:style-name="P1">Complete 10 Boulder Problems (on a single colour)</text:p>
      <text:p text:style-name="P1">Complete 10 Boulder Problems (on a single colour)</text:p>
      <text:p text:style-name="Standard"/>
      <text:p text:style-name="P1">Best Grade Climbed on Silver Award:</text:p>
      <text:p text:style-name="P1">Climbs:</text:p>
      <text:p text:style-name="P4"><text:span text:style-name="T1">Grade 3<text:tab/></text:span><text:span text:style-name="T2"></text:span></text:p>
      <text:p text:style-name="P4"><text:span text:style-name="T1">Grade 4<text:tab/></text:span><text:span text:style-name="T2"></text:span></text:p>
      <text:p text:style-name="P4"><text:span text:style-name="T1">Grade 5<text:tab/></text:span><text:span text:style-name="T2"></text:span></text:p>
      <text:p text:style-name="P4"><text:span text:style-name="T1">Grade 5+<text:tab/></text:span><text:span text:style-name="T2"></text:span></text:p>
      <text:p text:style-name="P7">Grade 6a</text:p>
      <text:p text:style-name="P7">...</text:p>
      <text:p text:style-name="P13">A tally of grades climbed</text:p>
      <text:p text:style-name="P11"><text:span text:style-name="T3">Log </text:span><text:span text:style-name="T4">every</text:span><text:span text:style-name="T3"> climb in the tally</text:span></text:p>
      <text:p text:style-name="P1"/>
      <text:p text:style-name="P1">Optional Extras:</text:p>
      <text:p text:style-name="P7">Climbing, or Bouldering, at another centre</text:p>
      <text:p text:style-name="P7">Indoor Caving</text:p>
      <text:p text:style-name="P7">Climbing Outdoors on real rock</text:p>
      <text:p text:style-name="P7"><text:soft-page-break/>High Ropes</text:p>
      <text:p text:style-name="Standard"/>
      <text:p text:style-name="P1">Assessment</text:p>
      <text:p text:style-name="P7">[Y/N] Can the climber complete all the above in a trustworthy manner?</text:p>
      <text:p text:style-name="P7">[Y/N] Has the climber performed all the above tasks competently?</text:p>
      <text:p text:style-name="P7">Instructors Name / Signed / Date</text:p>
      <text:p text:style-name="P13">Assess on certain days of term (on noticeboard)</text:p>
      <text:p text:style-name="P13">Climbs completed</text:p>
      <text:p text:style-name="P13">Consistently good:</text:p>
      <text:p text:style-name="P17">Behaviour</text:p>
      <text:p text:style-name="P17">Technical ability</text:p>
      <text:p text:style-name="P17">Belaying and knots</text:p>
      <text:p text:style-name="P13">Every multi-sign-off ticked at least once</text:p>
      <text:p text:style-name="P13"/>
      <text:p text:style-name="P2">General Notes:</text:p>
      <text:p text:style-name="P6">Many will need multi-sign-off</text:p>
      <text:p text:style-name="P6">Need dating too</text:p>
      <text:p text:style-name="P6">Golds need to be self-motivated</text:p>
      <text:p text:style-name="P6">Once gold is finished, keep signing off, keep logging</text:p>
      <text:p text:style-name="Standard"/>
      <text:p text:style-name="Standard">allow to kit up, warm up unsupervised?</text:p>
      <text:p text:style-name="Standard">need more benefits of being gold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charset="x-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29T18:20:46</dc:date>
    <dc:creator>Richard Russon</dc:creator>
    <meta:generator>LibreOffice/3.3$Unix LibreOffice_project/330m19$Build-301</meta:generator>
    <meta:editing-duration>PT3H9M51S</meta:editing-duration>
    <meta:editing-cycles>45</meta:editing-cycles>
    <meta:document-statistic meta:table-count="0" meta:image-count="0" meta:object-count="0" meta:page-count="4" meta:paragraph-count="147" meta:word-count="621" meta:character-count="3500"/>
  </office:meta>
</office:document-meta>
</file>